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1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style:paragraph-properties fo:line-height="100%" fo:text-align="end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3465a4" fo:font-size="8pt" style:font-size-asian="8pt" style:font-size-complex="8pt"/>
    </style:style>
    <style:style style:name="T6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7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8" style:family="text">
      <style:text-properties fo:color="#3465a4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5.2cm" svg:viewBox="0 0 800 0" svg:d="M0 0c200 0 600 0 800 0">
            <text:p/>
          </draw:path>
          <draw:path draw:style-name="gr1" draw:text-style-name="P1" draw:layer="layout" svg:width="0.799cm" svg:height="0cm" svg:x="12.6cm" svg:y="14.8cm" svg:viewBox="0 0 800 0" svg:d="M0 0c200 0 600 0 800 0">
            <text:p/>
          </draw:path>
          <draw:path draw:style-name="gr1" draw:text-style-name="P1" draw:layer="layout" svg:width="0cm" svg:height="0.799cm" svg:x="13cm" svg:y="14cm" svg:viewBox="0 0 0 800" svg:d="M0 0c0 267 0 533 0 800">
            <text:p/>
          </draw:path>
          <draw:path draw:style-name="gr1" draw:text-style-name="P1" draw:layer="layout" svg:width="0cm" svg:height="0.799cm" svg:x="13cm" svg:y="15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11cm 2.53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887cm" svg:x="10.144cm" svg:y="1.075cm">
          <draw:text-box>
            <text:p text:style-name="P2"><text:span text:style-name="T2">BJT,</text:span><text:span text:style-name="T2"><text:line-break/></text:span><text:span text:style-name="T2">Circle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5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9" draw:layer="layout" svg:width="2.085cm" svg:height="0.725cm" svg:x="1.415cm" svg:y="9.675cm">
          <draw:text-box>
            <text:p><text:span text:style-name="T3">Junction</text:span></text:p>
          </draw:text-box>
        </draw:frame>
        <draw:frame draw:style-name="gr15" draw:text-style-name="P9" draw:layer="layout" svg:width="2.102cm" svg:height="0.725cm" svg:x="1.3cm" svg:y="10.575cm">
          <draw:text-box>
            <text:p><text:span text:style-name="T3">Terminal</text:span></text:p>
          </draw:text-box>
        </draw:frame>
        <draw:custom-shape draw:style-name="gr16" draw:text-style-name="P10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7" draw:text-style-name="P9" draw:layer="layout" svg:width="1.37cm" svg:height="0.725cm" svg:x="1.315cm" svg:y="8.6cm">
          <draw:text-box>
            <text:p><text:span text:style-name="T3">Wire</text:span></text:p>
          </draw:text-box>
        </draw:frame>
        <draw:frame draw:style-name="gr18" draw:text-style-name="P11" draw:layer="layout" svg:width="1.73cm" svg:height="0.725cm" svg:x="1.37cm" svg:y="11.6cm">
          <draw:text-box>
            <text:p><text:span text:style-name="T4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9" draw:text-style-name="P12" draw:layer="layout" svg:width="1.256cm" svg:height="0.725cm" svg:x="1.37cm" svg:y="12.5cm">
          <draw:text-box>
            <text:p><text:span text:style-name="T5">Value</text:span></text:p>
          </draw:text-box>
        </draw:frame>
        <draw:g>
          <draw:path draw:style-name="gr1" draw:text-style-name="P1" draw:layer="layout" svg:width="0.799cm" svg:height="0cm" svg:x="14.6cm" svg:y="14.8cm" svg:viewBox="0 0 800 0" svg:d="M0 0c200 0 600 0 800 0">
            <text:p/>
          </draw:path>
          <draw:path draw:style-name="gr1" draw:text-style-name="P1" draw:layer="layout" svg:width="0cm" svg:height="0.799cm" svg:x="15cm" svg:y="14cm" svg:viewBox="0 0 0 800" svg:d="M0 0c0 267 0 533 0 800">
            <text:p/>
          </draw:path>
          <draw:path draw:style-name="gr1" draw:text-style-name="P1" draw:layer="layout" svg:width="0cm" svg:height="0.899cm" svg:x="15cm" svg:y="15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5.2937423816913cm)" svg:viewBox="0 0 640 488" svg:d="M0 8c560-80 640 480 640 480">
            <text:p/>
          </draw:path>
        </draw:g>
        <draw:frame draw:style-name="gr20" draw:text-style-name="P13" draw:layer="layout" svg:width="1.8cm" svg:height="1.3cm" svg:x="15.9cm" svg:y="0.7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1</text:span></text:p>
          </draw:text-box>
        </draw:frame>
        <draw:frame draw:style-name="gr21" draw:text-style-name="P13" draw:layer="layout" svg:width="1.696cm" svg:height="1.205cm" svg:x="18cm" svg:y="0.695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2</text:span></text:p>
          </draw:text-box>
        </draw:frame>
        <draw:g>
          <draw:line draw:style-name="gr12" draw:text-style-name="P1" draw:layer="layout" svg:x1="8.5cm" svg:y1="2.7cm" svg:x2="8.5cm" svg:y2="3.3cm">
            <text:p/>
          </draw:line>
          <draw:line draw:style-name="gr4" draw:text-style-name="P1" draw:layer="layout" svg:x1="8.5cm" svg:y1="2.8cm" svg:x2="9cm" svg:y2="2.5cm">
            <text:p/>
          </draw:line>
          <draw:line draw:style-name="gr4" draw:text-style-name="P1" draw:layer="layout" svg:x1="8.5cm" svg:y1="3.2cm" svg:x2="9cm" svg:y2="3.5cm">
            <text:p/>
          </draw:line>
          <draw:line draw:style-name="gr4" draw:text-style-name="P1" draw:layer="layout" svg:x1="8cm" svg:y1="3cm" svg:x2="8.5cm" svg:y2="3cm">
            <text:p/>
          </draw:line>
          <draw:line draw:style-name="gr4" draw:text-style-name="P1" draw:layer="layout" svg:x1="9cm" svg:y1="2cm" svg:x2="9cm" svg:y2="2.5cm">
            <text:p/>
          </draw:line>
          <draw:line draw:style-name="gr4" draw:text-style-name="P1" draw:layer="layout" svg:x1="9cm" svg:y1="3.5cm" svg:x2="9cm" svg:y2="4cm">
            <text:p/>
          </draw:line>
          <draw:custom-shape draw:style-name="gr10" draw:text-style-name="P6" draw:layer="layout" svg:width="0.2cm" svg:height="0.2cm" draw:transform="rotate (-0.99413954193597) translate (8.711cm 2.53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8.5cm" svg:y1="5.7cm" svg:x2="8.5cm" svg:y2="6.3cm">
            <text:p/>
          </draw:line>
          <draw:line draw:style-name="gr4" draw:text-style-name="P1" draw:layer="layout" svg:x1="8.5cm" svg:y1="5.8cm" svg:x2="9cm" svg:y2="5.5cm">
            <text:p/>
          </draw:line>
          <draw:line draw:style-name="gr4" draw:text-style-name="P1" draw:layer="layout" svg:x1="8.5cm" svg:y1="6.2cm" svg:x2="9cm" svg:y2="6.5cm">
            <text:p/>
          </draw:line>
          <draw:line draw:style-name="gr4" draw:text-style-name="P1" draw:layer="layout" svg:x1="8cm" svg:y1="6cm" svg:x2="8.5cm" svg:y2="6cm">
            <text:p/>
          </draw:line>
          <draw:line draw:style-name="gr4" draw:text-style-name="P1" draw:layer="layout" svg:x1="9cm" svg:y1="5cm" svg:x2="9cm" svg:y2="5.5cm">
            <text:p/>
          </draw:line>
          <draw:line draw:style-name="gr4" draw:text-style-name="P1" draw:layer="layout" svg:x1="9cm" svg:y1="6.5cm" svg:x2="9cm" svg:y2="7cm">
            <text:p/>
          </draw:line>
          <draw:custom-shape draw:style-name="gr10" draw:text-style-name="P6" draw:layer="layout" svg:width="0.2cm" svg:height="0.2cm" draw:transform="rotate (1.03044239037745) translate (8.606cm 6.35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8" draw:layer="layout" svg:width="1.666cm" svg:height="0.887cm" svg:x="8cm" svg:y="1.075cm">
          <draw:text-box>
            <text:p text:style-name="P2"><text:span text:style-name="T2">BJT,</text:span><text:span text:style-name="T2"><text:line-break/></text:span><text:span text:style-name="T2">No Circl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6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4" draw:layer="layout" svg:width="0.4cm" svg:height="0.613cm" svg:x="6.848cm" svg:y="11.651cm">
            <draw:text-box>
              <text:p text:style-name="P2"><text:span text:style-name="T7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6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24" draw:text-style-name="P8" draw:layer="layout" svg:width="1.937cm" svg:height="0.887cm" svg:x="6.134cm" svg:y="10.4cm">
          <draw:text-box>
            <text:p text:style-name="P2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4" draw:text-style-name="P1" draw:layer="layout" svg:x1="17.5cm" svg:y1="10cm" svg:x2="17.5cm" svg:y2="12cm">
            <text:p/>
          </draw:line>
          <draw:line draw:style-name="gr4" draw:text-style-name="P1" draw:layer="layout" svg:x1="17.5cm" svg:y1="10cm" svg:x2="19.5cm" svg:y2="11cm">
            <text:p/>
          </draw:line>
          <draw:line draw:style-name="gr4" draw:text-style-name="P1" draw:layer="layout" svg:x1="17.5cm" svg:y1="12cm" svg:x2="19.5cm" svg:y2="11cm">
            <text:p/>
          </draw:line>
          <draw:frame draw:style-name="gr25" draw:text-style-name="P12" draw:layer="layout" svg:width="0.832cm" svg:height="0.878cm" svg:x="17.389cm" svg:y="10.065cm">
            <draw:text-box>
              <text:p><text:span text:style-name="T8">+</text:span></text:p>
            </draw:text-box>
          </draw:frame>
          <draw:frame draw:style-name="gr26" draw:text-style-name="P16" draw:layer="layout" svg:width="0.688cm" svg:height="0.878cm" svg:x="17.44cm" svg:y="11.025cm">
            <draw:text-box>
              <text:p text:style-name="P15"><text:span text:style-name="T8">-</text:span></text:p>
            </draw:text-box>
          </draw:frame>
          <draw:line draw:style-name="gr4" draw:text-style-name="P1" draw:layer="layout" svg:x1="17cm" svg:y1="10.5cm" svg:x2="17.5cm" svg:y2="10.5cm">
            <text:p/>
          </draw:line>
          <draw:line draw:style-name="gr4" draw:text-style-name="P1" draw:layer="layout" svg:x1="17cm" svg:y1="11.5cm" svg:x2="17.5cm" svg:y2="11.5cm">
            <text:p/>
          </draw:line>
          <draw:line draw:style-name="gr4" draw:text-style-name="P1" draw:layer="layout" svg:x1="19.5cm" svg:y1="11cm" svg:x2="20cm" svg:y2="11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3-23T20:10:30.753000000</dc:date>
    <meta:editing-duration>PT11H34M5S</meta:editing-duration>
    <meta:editing-cycles>39</meta:editing-cycles>
    <meta:generator>LibreOffice/6.4.4.2$Windows_X86_64 LibreOffice_project/3d775be2011f3886db32dfd395a6a6d1ca2630ff</meta:generator>
    <meta:document-statistic meta:object-count="254"/>
  </office:meta>
</office:document-meta>
</file>